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8e4" officeooo:paragraph-rsid="0012f8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9 b)</text:p>
      <text:p text:style-name="P1"/>
      <text:p text:style-name="P1">As can be seen from the plots of the estimated ACS generated from a single realization of x(n) and the theoretical ACS for l from 0 to 10, the ACS are roughly comparable, i.e. the estimated ACS provides a fairly accurate representation of the true ACS defined by the AR(2) mode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3:02:11.213326196</meta:creation-date>
    <dc:date>2015-03-25T23:06:30.902021225</dc:date>
    <meta:editing-duration>P0D</meta:editing-duration>
    <meta:editing-cycles>1</meta:editing-cycles>
    <meta:document-statistic meta:table-count="0" meta:image-count="0" meta:object-count="0" meta:page-count="1" meta:paragraph-count="2" meta:word-count="53" meta:character-count="286" meta:non-whitespace-character-count="235"/>
    <meta:generator>LibreOffice/4.2.7.2$Linux_X86_64 LibreOffice_project/420m0$Build-2</meta:generator>
  </office:meta>
</office:document-meta>
</file>